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Fine_20_Dashed"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dash" draw:stroke-dash="Ultrafine_20_Dashe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3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cm" svg:height="2cm" svg:x="0.1cm" svg:y="0.1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cm" svg:height="2cm" svg:x="2.1cm" svg:y="2.6cm">
          <text:p text:style-name="P1">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cm" svg:height="2cm" svg:x="4.1cm" svg:y="2.6cm">
          <text:p text:style-name="P1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cm" svg:height="2cm" svg:x="6.1cm" svg:y="5.6cm">
          <text:p text:style-name="P1">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cm" svg:height="2cm" svg:x="8.1cm" svg:y="5.6cm">
          <text:p text:style-name="P1">9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cm" svg:height="2cm" svg:x="10.1cm" svg:y="5.6cm">
          <text:p text:style-name="P1">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1cm" svg:y1="2.1cm" svg:x2="3.1cm" svg:y2="2.6cm" draw:start-shape="id1" draw:start-glue-point="2" draw:end-shape="id2" svg:d="m1100 2100 2000 500">
          <text:p/>
        </draw:connector>
        <draw:connector draw:style-name="gr2" draw:text-style-name="P2" draw:layer="layout" draw:type="line" svg:x1="1.1cm" svg:y1="2.1cm" svg:x2="5.1cm" svg:y2="2.6cm" draw:start-shape="id1" draw:start-glue-point="2" draw:end-shape="id3" draw:end-glue-point="0" svg:d="m1100 2100 4000 500">
          <text:p/>
        </draw:connector>
        <draw:connector draw:style-name="gr2" draw:text-style-name="P2" draw:layer="layout" draw:type="line" svg:x1="3.1cm" svg:y1="4.6cm" svg:x2="7.1cm" svg:y2="5.6cm" draw:start-shape="id2" draw:start-glue-point="2" draw:end-shape="id4" svg:d="m3100 4600 4000 1000">
          <text:p/>
        </draw:connector>
        <draw:connector draw:style-name="gr2" draw:text-style-name="P2" draw:layer="layout" draw:type="line" svg:x1="3.1cm" svg:y1="4.6cm" svg:x2="9.1cm" svg:y2="5.6cm" draw:start-shape="id2" draw:start-glue-point="2" draw:end-shape="id5" svg:d="m3100 4600 6000 1000">
          <text:p/>
        </draw:connector>
        <draw:connector draw:style-name="gr2" draw:text-style-name="P2" draw:layer="layout" draw:type="line" svg:x1="5.1cm" svg:y1="4.6cm" svg:x2="11.1cm" svg:y2="5.6cm" draw:start-shape="id3" draw:start-glue-point="2" draw:end-shape="id6" draw:end-glue-point="0" svg:d="m5100 4600 6000 1000">
          <text:p/>
        </draw:connector>
        <draw:custom-shape draw:style-name="gr1" draw:text-style-name="P1" draw:layer="layout" svg:width="2cm" svg:height="2cm" svg:x="0.1cm" svg:y="8.1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.1cm" svg:y="8.1cm">
          <text:p text:style-name="P3">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.1cm" svg:y="8.1cm">
          <text:p text:style-name="P3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.1cm" svg:y="8.1cm">
          <text:p text:style-name="P3">6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1cm" svg:y="8.1cm">
          <text:p text:style-name="P3">9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0.1cm" svg:y="8.1cm">
          <text:p text:style-name="P3">3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cm" svg:height="2cm" svg:x="1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5.1cm" svg:y1="4.6cm" svg:x2="13.1cm" svg:y2="5.6cm" draw:end-shape="id7" draw:end-glue-point="0" svg:d="m5100 4600 8000 1000">
          <text:p/>
        </draw:connector>
        <draw:custom-shape draw:style-name="gr5" draw:text-style-name="P3" draw:layer="layout" svg:width="2cm" svg:height="2cm" svg:x="12.1cm" svg:y="8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2cm" fo:page-height="10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6T22:23:59</meta:creation-date>
    <dc:date>2012-06-26T22:51:23</dc:date>
    <dc:creator>Markus </dc:creator>
    <meta:editing-duration>PT1M42S</meta:editing-duration>
    <meta:editing-cycles>2</meta:editing-cycles>
    <meta:generator>LibreOffice/3.5$Linux_X86_64 LibreOffice_project/350m1$Build-2</meta:generator>
    <meta:document-statistic meta:object-count="20"/>
  </office:meta>
</office:document-meta>
</file>